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antarel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5in" svg:height="3.537in" svg:x="11.3969in" svg:y="4.8965in">
            <draw:object draw:notify-on-update-of-ranges="Sheet1.C29:Sheet1.C33 Sheet1.C35:Sheet1.C41 Sheet1.C43:Sheet1.C49 Sheet1.B29:Sheet1.B33 Sheet1.B35:Sheet1.B41 Sheet1.B43:Sheet1.B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8787in" svg:y="0.4988in">
            <draw:object draw:notify-on-update-of-ranges="Sheet1.C3:Sheet1.C7 Sheet1.C9:Sheet1.C15 Sheet1.C17:Sheet1.C23 Sheet1.B3:Sheet1.B7 Sheet1.B9:Sheet1.B15 Sheet1.B17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  <table:table-cell office:value-type="string" calcext:value-type="string">
            <text:p>Error Correct: None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% Error – AB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office:value-type="float" office:value="0.00217867427917895" calcext:value-type="float">
            <text:p>0.002178674279179</text:p>
          </table:table-cell>
          <table:table-cell table:formula="of:=ABS((([.B3] - [.C3])/([.B3])) * 100)" office:value-type="float" office:value="110.390865882056" calcext:value-type="float">
            <text:p>110.390865882056</text:p>
          </table:table-cell>
          <table:table-cell table:formula="of:=((([.C3] -[.B3] )/([.B3])) * 100)" office:value-type="float" office:value="110.390865882056" calcext:value-type="float">
            <text:p>110.39086588205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332746385400166" calcext:value-type="float">
            <text:p>0.003327463854002</text:p>
          </table:table-cell>
          <table:table-cell table:formula="of:=ABS((([.B4] - [.C4])/([.B4])) * 100)" office:value-type="float" office:value="88.9630186977713" calcext:value-type="float">
            <text:p>88.9630186977713</text:p>
          </table:table-cell>
          <table:table-cell table:formula="of:=((([.C4] -[.B4] )/([.B4])) * 100)" office:value-type="float" office:value="88.9630186977713" calcext:value-type="float">
            <text:p>88.963018697771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294531859695724" calcext:value-type="float">
            <text:p>0.002945318596957</text:p>
          </table:table-cell>
          <table:table-cell table:formula="of:=ABS((([.B5] - [.C5])/([.B5])) * 100)" office:value-type="float" office:value="44.148923519916" calcext:value-type="float">
            <text:p>44.148923519916</text:p>
          </table:table-cell>
          <table:table-cell table:formula="of:=((([.C5] -[.B5] )/([.B5])) * 100)" office:value-type="float" office:value="44.148923519916" calcext:value-type="float">
            <text:p>44.14892351991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254010118592459" calcext:value-type="float">
            <text:p>0.002540101185925</text:p>
          </table:table-cell>
          <table:table-cell table:formula="of:=ABS((([.B6] - [.C6])/([.B6])) * 100)" office:value-type="float" office:value="83.918185564617" calcext:value-type="float">
            <text:p>83.918185564617</text:p>
          </table:table-cell>
          <table:table-cell table:formula="of:=((([.C6] -[.B6] )/([.B6])) * 100)" office:value-type="float" office:value="83.918185564617" calcext:value-type="float">
            <text:p>83.91818556461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109548018424637" calcext:value-type="float">
            <text:p>0.010954801842464</text:p>
          </table:table-cell>
          <table:table-cell table:formula="of:=ABS((([.B7] - [.C7])/([.B7])) * 100)" office:value-type="float" office:value="135.277149253751" calcext:value-type="float">
            <text:p>135.277149253751</text:p>
          </table:table-cell>
          <table:table-cell table:formula="of:=((([.C7] -[.B7] )/([.B7])) * 100)" office:value-type="float" office:value="135.277149253751" calcext:value-type="float">
            <text:p>135.277149253751</text:p>
          </table:table-cell>
        </table:table-row>
        <table:table-row table:style-name="ro1">
          <table:table-cell office:value-type="string" calcext:value-type="string">
            <text:p>P6 **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840261625012316" calcext:value-type="float">
            <text:p>0.008402616250123</text:p>
          </table:table-cell>
          <table:table-cell table:formula="of:=ABS((([.B8] - [.C8])/([.B8])) * 100)" office:value-type="float" office:value="1153.83010093592" calcext:value-type="float">
            <text:p>1153.83010093592</text:p>
          </table:table-cell>
          <table:table-cell table:formula="of:=((([.C8] -[.B8] )/([.B8])) * 100)" office:value-type="float" office:value="1153.83010093592" calcext:value-type="float">
            <text:p>1153.8301009359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236257363219986" calcext:value-type="float">
            <text:p>0.0023625736322</text:p>
          </table:table-cell>
          <table:table-cell table:formula="of:=ABS((([.B9] - [.C9])/([.B9])) * 100)" office:value-type="float" office:value="166.72502667795" calcext:value-type="float">
            <text:p>166.72502667795</text:p>
          </table:table-cell>
          <table:table-cell table:formula="of:=((([.C9] -[.B9] )/([.B9])) * 100)" office:value-type="float" office:value="166.72502667795" calcext:value-type="float">
            <text:p>166.7250266779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250207712869136" calcext:value-type="float">
            <text:p>0.002502077128691</text:p>
          </table:table-cell>
          <table:table-cell table:formula="of:=ABS((([.B10] - [.C10])/([.B10])) * 100)" office:value-type="float" office:value="52.2557094564423" calcext:value-type="float">
            <text:p>52.2557094564423</text:p>
          </table:table-cell>
          <table:table-cell table:formula="of:=((([.C10] -[.B10] )/([.B10])) * 100)" office:value-type="float" office:value="52.2557094564423" calcext:value-type="float">
            <text:p>52.255709456442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278463188144743" calcext:value-type="float">
            <text:p>0.002784631881447</text:p>
          </table:table-cell>
          <table:table-cell table:formula="of:=ABS((([.B11] - [.C11])/([.B11])) * 100)" office:value-type="float" office:value="83.0835337521014" calcext:value-type="float">
            <text:p>83.0835337521014</text:p>
          </table:table-cell>
          <table:table-cell table:formula="of:=((([.C11] -[.B11] )/([.B11])) * 100)" office:value-type="float" office:value="83.0835337521014" calcext:value-type="float">
            <text:p>83.0835337521014</text:p>
          </table:table-cell>
        </table:table-row>
        <table:table-row table:style-name="ro1">
          <table:table-cell office:value-type="string" calcext:value-type="string">
            <text:p>P10 *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204801561870912" calcext:value-type="float">
            <text:p>0.002048015618709</text:p>
          </table:table-cell>
          <table:table-cell table:formula="of:=ABS((([.B12] - [.C12])/([.B12])) * 100)" office:value-type="float" office:value="190.449007362873" calcext:value-type="float">
            <text:p>190.449007362873</text:p>
          </table:table-cell>
          <table:table-cell table:formula="of:=((([.C12] -[.B12] )/([.B12])) * 100)" office:value-type="float" office:value="190.449007362873" calcext:value-type="float">
            <text:p>190.449007362873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382621071908792" calcext:value-type="float">
            <text:p>0.003826210719088</text:p>
          </table:table-cell>
          <table:table-cell table:formula="of:=ABS((([.B13] - [.C13])/([.B13])) * 100)" office:value-type="float" office:value="67.4961463685107" calcext:value-type="float">
            <text:p>67.4961463685107</text:p>
          </table:table-cell>
          <table:table-cell table:formula="of:=((([.C13] -[.B13] )/([.B13])) * 100)" office:value-type="float" office:value="67.4961463685107" calcext:value-type="float">
            <text:p>67.496146368510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261537084994264" calcext:value-type="float">
            <text:p>0.002615370849943</text:p>
          </table:table-cell>
          <table:table-cell table:formula="of:=ABS((([.B14] - [.C14])/([.B14])) * 100)" office:value-type="float" office:value="118.928055844776" calcext:value-type="float">
            <text:p>118.928055844776</text:p>
          </table:table-cell>
          <table:table-cell table:formula="of:=((([.C14] -[.B14] )/([.B14])) * 100)" office:value-type="float" office:value="118.928055844776" calcext:value-type="float">
            <text:p>118.92805584477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903253588517" calcext:value-type="float">
            <text:p>0.000903253588517</text:p>
          </table:table-cell>
          <table:table-cell office:value-type="float" office:value="0.0030072535593817" calcext:value-type="float">
            <text:p>0.003007253559382</text:p>
          </table:table-cell>
          <table:table-cell table:formula="of:=ABS((([.B15] - [.C15])/([.B15])) * 100)" office:value-type="float" office:value="232.93568911463" calcext:value-type="float">
            <text:p>232.93568911463</text:p>
          </table:table-cell>
          <table:table-cell table:formula="of:=((([.C15] -[.B15] )/([.B15])) * 100)" office:value-type="float" office:value="232.93568911463" calcext:value-type="float">
            <text:p>232.93568911463</text:p>
          </table:table-cell>
        </table:table-row>
        <table:table-row table:style-name="ro1">
          <table:table-cell office:value-type="string" calcext:value-type="string">
            <text:p>P14 **</text:p>
          </table:table-cell>
          <table:table-cell office:value-type="float" office:value="0.003875249266862" calcext:value-type="float">
            <text:p>0.003875249266862</text:p>
          </table:table-cell>
          <table:table-cell office:value-type="float" office:value="0.0204951127906649" calcext:value-type="float">
            <text:p>0.020495112790665</text:p>
          </table:table-cell>
          <table:table-cell table:formula="of:=ABS((([.B16] - [.C16])/([.B16])) * 100)" office:value-type="float" office:value="428.872115812589" calcext:value-type="float">
            <text:p>428.872115812589</text:p>
          </table:table-cell>
          <table:table-cell table:formula="of:=((([.C16] -[.B16] )/([.B16])) * 100)" office:value-type="float" office:value="428.872115812589" calcext:value-type="float">
            <text:p>428.872115812589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1121782682513" calcext:value-type="float">
            <text:p>0.001121782682513</text:p>
          </table:table-cell>
          <table:table-cell office:value-type="float" office:value="0.00401899235936831" calcext:value-type="float">
            <text:p>0.004018992359368</text:p>
          </table:table-cell>
          <table:table-cell table:formula="of:=ABS((([.B17] - [.C17])/([.B17])) * 100)" office:value-type="float" office:value="258.268354648248" calcext:value-type="float">
            <text:p>258.268354648248</text:p>
          </table:table-cell>
          <table:table-cell table:formula="of:=((([.C17] -[.B17] )/([.B17])) * 100)" office:value-type="float" office:value="258.268354648248" calcext:value-type="float">
            <text:p>258.26835464824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1282037351443" calcext:value-type="float">
            <text:p>0.001282037351443</text:p>
          </table:table-cell>
          <table:table-cell office:value-type="float" office:value="0.00210472270420799" calcext:value-type="float">
            <text:p>0.002104722704208</text:p>
          </table:table-cell>
          <table:table-cell table:formula="of:=ABS((([.B18] - [.C18])/([.B18])) * 100)" office:value-type="float" office:value="64.1701547805152" calcext:value-type="float">
            <text:p>64.1701547805152</text:p>
          </table:table-cell>
          <table:table-cell table:formula="of:=((([.C18] -[.B18] )/([.B18])) * 100)" office:value-type="float" office:value="64.1701547805152" calcext:value-type="float">
            <text:p>64.1701547805152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256155286523955" calcext:value-type="float">
            <text:p>0.00256155286524</text:p>
          </table:table-cell>
          <table:table-cell table:formula="of:=ABS((([.B19] - [.C19])/([.B19])) * 100)" office:value-type="float" office:value="188.240818332963" calcext:value-type="float">
            <text:p>188.240818332963</text:p>
          </table:table-cell>
          <table:table-cell table:formula="of:=((([.C19] -[.B19] )/([.B19])) * 100)" office:value-type="float" office:value="188.240818332963" calcext:value-type="float">
            <text:p>188.240818332963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222557784477928" calcext:value-type="float">
            <text:p>0.002225577844779</text:p>
          </table:table-cell>
          <table:table-cell table:formula="of:=ABS((([.B20] - [.C20])/([.B20])) * 100)" office:value-type="float" office:value="150.434956056588" calcext:value-type="float">
            <text:p>150.434956056588</text:p>
          </table:table-cell>
          <table:table-cell table:formula="of:=((([.C20] -[.B20] )/([.B20])) * 100)" office:value-type="float" office:value="150.434956056588" calcext:value-type="float">
            <text:p>150.43495605658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3467328291403" calcext:value-type="float">
            <text:p>0.003467328291403</text:p>
          </table:table-cell>
          <table:table-cell office:value-type="float" office:value="0.00490531824167799" calcext:value-type="float">
            <text:p>0.004905318241678</text:p>
          </table:table-cell>
          <table:table-cell table:formula="of:=ABS((([.B21] - [.C21])/([.B21])) * 100)" office:value-type="float" office:value="41.4725641595688" calcext:value-type="float">
            <text:p>41.4725641595688</text:p>
          </table:table-cell>
          <table:table-cell table:formula="of:=((([.C21] -[.B21] )/([.B21])) * 100)" office:value-type="float" office:value="41.4725641595688" calcext:value-type="float">
            <text:p>41.4725641595688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684724494521" calcext:value-type="float">
            <text:p>0.000684724494521</text:p>
          </table:table-cell>
          <table:table-cell office:value-type="float" office:value="0.00222557784477928" calcext:value-type="float">
            <text:p>0.002225577844779</text:p>
          </table:table-cell>
          <table:table-cell table:formula="of:=ABS((([.B22] - [.C22])/([.B22])) * 100)" office:value-type="float" office:value="225.032602541287" calcext:value-type="float">
            <text:p>225.032602541287</text:p>
          </table:table-cell>
          <table:table-cell table:formula="of:=((([.C22] -[.B22] )/([.B22])) * 100)" office:value-type="float" office:value="225.032602541287" calcext:value-type="float">
            <text:p>225.03260254128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976096619849" calcext:value-type="float">
            <text:p>0.000976096619849</text:p>
          </table:table-cell>
          <table:table-cell office:value-type="float" office:value="0.00227608151523029" calcext:value-type="float">
            <text:p>0.00227608151523</text:p>
          </table:table-cell>
          <table:table-cell table:formula="of:=ABS((([.B23] - [.C23])/([.B23])) * 100)" office:value-type="float" office:value="133.181989256596" calcext:value-type="float">
            <text:p>133.181989256596</text:p>
          </table:table-cell>
          <table:table-cell table:formula="of:=((([.C23] -[.B23] )/([.B23])) * 100)" office:value-type="float" office:value="133.181989256596" calcext:value-type="float">
            <text:p>133.181989256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3:.D23])/12" office:value-type="float" office:value="334.839580668306" calcext:value-type="float">
            <text:p>334.8395806683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  <table:table-cell office:value-type="string" calcext:value-type="string">
            <text:p>Error Correct: Volume - 40%</text:p>
          </table:table-cell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% Error – ABS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table:style-name="ce4" office:value-type="float" office:value="0.00130720456750737" calcext:value-type="float">
            <text:p>0.001307204567507</text:p>
          </table:table-cell>
          <table:table-cell table:formula="of:=ABS((([.B29] - [.C29])/([.B29])) * 100)" office:value-type="float" office:value="26.2345195292337" calcext:value-type="float">
            <text:p>26.2345195292337</text:p>
          </table:table-cell>
          <table:table-cell table:formula="of:=((([.C29]  - [.B29] )/([.B29])) * 100)" office:value-type="float" office:value="26.2345195292337" calcext:value-type="float">
            <text:p>26.2345195292337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1996478312401" calcext:value-type="float">
            <text:p>0.001996478312401</text:p>
          </table:table-cell>
          <table:table-cell table:formula="of:=ABS((([.B30] - [.C30])/([.B30])) * 100)" office:value-type="float" office:value="13.377811218663" calcext:value-type="float">
            <text:p>13.377811218663</text:p>
          </table:table-cell>
          <table:table-cell table:formula="of:=((([.C30]  - [.B30] )/([.B30])) * 100)" office:value-type="float" office:value="13.377811218663" calcext:value-type="float">
            <text:p>13.37781121866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176719115817434" calcext:value-type="float">
            <text:p>0.001767191158174</text:p>
          </table:table-cell>
          <table:table-cell table:formula="of:=ABS((([.B31] - [.C31])/([.B31])) * 100)" office:value-type="float" office:value="13.5106458880506" calcext:value-type="float">
            <text:p>13.5106458880506</text:p>
          </table:table-cell>
          <table:table-cell table:formula="of:=((([.C31]  - [.B31] )/([.B31])) * 100)" office:value-type="float" office:value="-13.5106458880506" calcext:value-type="float">
            <text:p>-13.510645888050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152406071155475" calcext:value-type="float">
            <text:p>0.001524060711555</text:p>
          </table:table-cell>
          <table:table-cell table:formula="of:=ABS((([.B32] - [.C32])/([.B32])) * 100)" office:value-type="float" office:value="10.3509113387699" calcext:value-type="float">
            <text:p>10.3509113387699</text:p>
          </table:table-cell>
          <table:table-cell table:formula="of:=((([.C32]  - [.B32] )/([.B32])) * 100)" office:value-type="float" office:value="10.3509113387699" calcext:value-type="float">
            <text:p>10.350911338769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0657288110547824" calcext:value-type="float">
            <text:p>0.006572881105478</text:p>
          </table:table-cell>
          <table:table-cell table:formula="of:=ABS((([.B33] - [.C33])/([.B33])) * 100)" office:value-type="float" office:value="41.1662895522512" calcext:value-type="float">
            <text:p>41.1662895522512</text:p>
          </table:table-cell>
          <table:table-cell table:formula="of:=((([.C33]  - [.B33] )/([.B33])) * 100)" office:value-type="float" office:value="41.1662895522512" calcext:value-type="float">
            <text:p>41.1662895522512</text:p>
          </table:table-cell>
        </table:table-row>
        <table:table-row table:style-name="ro1">
          <table:table-cell office:value-type="string" calcext:value-type="string">
            <text:p>P6 **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50415697500739" calcext:value-type="float">
            <text:p>0.005041569750074</text:p>
          </table:table-cell>
          <table:table-cell table:formula="of:=ABS((([.B34] - [.C34])/([.B34])) * 100)" office:value-type="float" office:value="652.298060561554" calcext:value-type="float">
            <text:p>652.298060561554</text:p>
          </table:table-cell>
          <table:table-cell table:formula="of:=((([.C34]  - [.B34] )/([.B34])) * 100)" office:value-type="float" office:value="652.298060561554" calcext:value-type="float">
            <text:p>652.298060561554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141754417931992" calcext:value-type="float">
            <text:p>0.00141754417932</text:p>
          </table:table-cell>
          <table:table-cell table:formula="of:=ABS((([.B35] - [.C35])/([.B35])) * 100)" office:value-type="float" office:value="60.0350160067703" calcext:value-type="float">
            <text:p>60.0350160067703</text:p>
          </table:table-cell>
          <table:table-cell table:formula="of:=((([.C35]  - [.B35] )/([.B35])) * 100)" office:value-type="float" office:value="60.0350160067703" calcext:value-type="float">
            <text:p>60.035016006770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150124627721482" calcext:value-type="float">
            <text:p>0.001501246277215</text:p>
          </table:table-cell>
          <table:table-cell table:formula="of:=ABS((([.B36] - [.C36])/([.B36])) * 100)" office:value-type="float" office:value="8.64657432613436" calcext:value-type="float">
            <text:p>8.64657432613436</text:p>
          </table:table-cell>
          <table:table-cell table:formula="of:=((([.C36]  - [.B36] )/([.B36])) * 100)" office:value-type="float" office:value="-8.64657432613436" calcext:value-type="float">
            <text:p>-8.6465743261343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167077912886846" calcext:value-type="float">
            <text:p>0.001670779128868</text:p>
          </table:table-cell>
          <table:table-cell table:formula="of:=ABS((([.B37] - [.C37])/([.B37])) * 100)" office:value-type="float" office:value="9.85012025126096" calcext:value-type="float">
            <text:p>9.85012025126096</text:p>
          </table:table-cell>
          <table:table-cell table:formula="of:=((([.C37]  - [.B37] )/([.B37])) * 100)" office:value-type="float" office:value="9.85012025126096" calcext:value-type="float">
            <text:p>9.85012025126096</text:p>
          </table:table-cell>
        </table:table-row>
        <table:table-row table:style-name="ro1">
          <table:table-cell office:value-type="string" calcext:value-type="string">
            <text:p>P10 *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122880937122547" calcext:value-type="float">
            <text:p>0.001228809371225</text:p>
          </table:table-cell>
          <table:table-cell table:formula="of:=ABS((([.B38] - [.C38])/([.B38])) * 100)" office:value-type="float" office:value="74.2694044177235" calcext:value-type="float">
            <text:p>74.2694044177235</text:p>
          </table:table-cell>
          <table:table-cell table:formula="of:=((([.C38]  - [.B38] )/([.B38])) * 100)" office:value-type="float" office:value="74.2694044177235" calcext:value-type="float">
            <text:p>74.269404417723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229572643145275" calcext:value-type="float">
            <text:p>0.002295726431453</text:p>
          </table:table-cell>
          <table:table-cell table:formula="of:=ABS((([.B39] - [.C39])/([.B39])) * 100)" office:value-type="float" office:value="0.497687821106349" calcext:value-type="float">
            <text:p>0.497687821106349</text:p>
          </table:table-cell>
          <table:table-cell table:formula="of:=((([.C39]  - [.B39] )/([.B39])) * 100)" office:value-type="float" office:value="0.497687821106349" calcext:value-type="float">
            <text:p>0.497687821106349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156922250996558" calcext:value-type="float">
            <text:p>0.001569222509966</text:p>
          </table:table-cell>
          <table:table-cell table:formula="of:=ABS((([.B40] - [.C40])/([.B40])) * 100)" office:value-type="float" office:value="31.3568335068655" calcext:value-type="float">
            <text:p>31.3568335068655</text:p>
          </table:table-cell>
          <table:table-cell table:formula="of:=((([.C40]  - [.B40] )/([.B40])) * 100)" office:value-type="float" office:value="31.3568335068655" calcext:value-type="float">
            <text:p>31.3568335068655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903253588517" calcext:value-type="float">
            <text:p>0.000903253588517</text:p>
          </table:table-cell>
          <table:table-cell office:value-type="float" office:value="0.00180435213562902" calcext:value-type="float">
            <text:p>0.001804352135629</text:p>
          </table:table-cell>
          <table:table-cell table:formula="of:=ABS((([.B41] - [.C41])/([.B41])) * 100)" office:value-type="float" office:value="99.7614134687781" calcext:value-type="float">
            <text:p>99.7614134687781</text:p>
          </table:table-cell>
          <table:table-cell table:formula="of:=((([.C41]  - [.B41] )/([.B41])) * 100)" office:value-type="float" office:value="99.7614134687781" calcext:value-type="float">
            <text:p>99.7614134687781</text:p>
          </table:table-cell>
        </table:table-row>
        <table:table-row table:style-name="ro1">
          <table:table-cell office:value-type="string" calcext:value-type="string">
            <text:p>P14 **</text:p>
          </table:table-cell>
          <table:table-cell office:value-type="float" office:value="0.003875249266862" calcext:value-type="float">
            <text:p>0.003875249266862</text:p>
          </table:table-cell>
          <table:table-cell office:value-type="float" office:value="0.0122970676743989" calcext:value-type="float">
            <text:p>0.012297067674399</text:p>
          </table:table-cell>
          <table:table-cell table:formula="of:=ABS((([.B42] - [.C42])/([.B42])) * 100)" office:value-type="float" office:value="217.323269487552" calcext:value-type="float">
            <text:p>217.323269487552</text:p>
          </table:table-cell>
          <table:table-cell table:formula="of:=((([.C42]  - [.B42] )/([.B42])) * 100)" office:value-type="float" office:value="217.323269487552" calcext:value-type="float">
            <text:p>217.32326948755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1121782682513" calcext:value-type="float">
            <text:p>0.001121782682513</text:p>
          </table:table-cell>
          <table:table-cell office:value-type="float" office:value="0.00241139541562099" calcext:value-type="float">
            <text:p>0.002411395415621</text:p>
          </table:table-cell>
          <table:table-cell table:formula="of:=ABS((([.B43] - [.C43])/([.B43])) * 100)" office:value-type="float" office:value="114.961012788949" calcext:value-type="float">
            <text:p>114.961012788949</text:p>
          </table:table-cell>
          <table:table-cell table:formula="of:=((([.C43]  - [.B43] )/([.B43])) * 100)" office:value-type="float" office:value="114.961012788949" calcext:value-type="float">
            <text:p>114.961012788949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1282037351443" calcext:value-type="float">
            <text:p>0.001282037351443</text:p>
          </table:table-cell>
          <table:table-cell office:value-type="float" office:value="0.0012628336225248" calcext:value-type="float">
            <text:p>0.001262833622525</text:p>
          </table:table-cell>
          <table:table-cell table:formula="of:=ABS((([.B44] - [.C44])/([.B44])) * 100)" office:value-type="float" office:value="1.49790713169043" calcext:value-type="float">
            <text:p>1.49790713169043</text:p>
          </table:table-cell>
          <table:table-cell table:formula="of:=((([.C44]  - [.B44] )/([.B44])) * 100)" office:value-type="float" office:value="-1.49790713169043" calcext:value-type="float">
            <text:p>-1.49790713169043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153693171914373" calcext:value-type="float">
            <text:p>0.001536931719144</text:p>
          </table:table-cell>
          <table:table-cell table:formula="of:=ABS((([.B45] - [.C45])/([.B45])) * 100)" office:value-type="float" office:value="72.944490999778" calcext:value-type="float">
            <text:p>72.944490999778</text:p>
          </table:table-cell>
          <table:table-cell table:formula="of:=((([.C45]  - [.B45] )/([.B45])) * 100)" office:value-type="float" office:value="72.944490999778" calcext:value-type="float">
            <text:p>72.94449099977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88868498225" calcext:value-type="float">
            <text:p>0.00088868498225</text:p>
          </table:table-cell>
          <table:table-cell office:value-type="float" office:value="0.00133534670686757" calcext:value-type="float">
            <text:p>0.001335346706868</text:p>
          </table:table-cell>
          <table:table-cell table:formula="of:=ABS((([.B46] - [.C46])/([.B46])) * 100)" office:value-type="float" office:value="50.2609736339527" calcext:value-type="float">
            <text:p>50.2609736339527</text:p>
          </table:table-cell>
          <table:table-cell table:formula="of:=((([.C46]  - [.B46] )/([.B46])) * 100)" office:value-type="float" office:value="50.2609736339527" calcext:value-type="float">
            <text:p>50.2609736339527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3467328291403" calcext:value-type="float">
            <text:p>0.003467328291403</text:p>
          </table:table-cell>
          <table:table-cell office:value-type="float" office:value="0.00294319094500679" calcext:value-type="float">
            <text:p>0.002943190945007</text:p>
          </table:table-cell>
          <table:table-cell table:formula="of:=ABS((([.B47] - [.C47])/([.B47])) * 100)" office:value-type="float" office:value="15.1164615042588" calcext:value-type="float">
            <text:p>15.1164615042588</text:p>
          </table:table-cell>
          <table:table-cell table:formula="of:=((([.C47]  - [.B47] )/([.B47])) * 100)" office:value-type="float" office:value="-15.1164615042588" calcext:value-type="float">
            <text:p>-15.1164615042588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684724494521" calcext:value-type="float">
            <text:p>0.000684724494521</text:p>
          </table:table-cell>
          <table:table-cell office:value-type="float" office:value="0.00208643038361061" calcext:value-type="float">
            <text:p>0.002086430383611</text:p>
          </table:table-cell>
          <table:table-cell table:formula="of:=ABS((([.B48] - [.C48])/([.B48])) * 100)" office:value-type="float" office:value="204.710931229381" calcext:value-type="float">
            <text:p>204.710931229381</text:p>
          </table:table-cell>
          <table:table-cell table:formula="of:=((([.C48]  - [.B48] )/([.B48])) * 100)" office:value-type="float" office:value="204.710931229381" calcext:value-type="float">
            <text:p>204.71093122938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976096619849" calcext:value-type="float">
            <text:p>0.000976096619849</text:p>
          </table:table-cell>
          <table:table-cell office:value-type="float" office:value="0.00136564890913817" calcext:value-type="float">
            <text:p>0.001365648909138</text:p>
          </table:table-cell>
          <table:table-cell table:formula="of:=ABS((([.B49] - [.C49])/([.B49])) * 100)" office:value-type="float" office:value="39.9091935539571" calcext:value-type="float">
            <text:p>39.9091935539571</text:p>
          </table:table-cell>
          <table:table-cell table:formula="of:=((([.C49]  - [.B49] )/([.B49])) * 100)" office:value-type="float" office:value="39.9091935539571" calcext:value-type="float">
            <text:p>39.9091935539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29:.D49])/12" office:value-type="float" office:value="146.50662735139" calcext:value-type="float">
            <text:p>146.506627351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8:35:54.894335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12-02T10:03:02.051667038</dc:date>
    <meta:editing-duration>PT1H23M28S</meta:editing-duration>
    <meta:editing-cycles>8</meta:editing-cycles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1.B3:Sheet1.C7 Sheet1.B9:Sheet1.C15 Sheet1.B17:Sheet1.C23" svg:x="0.32cm" svg:y="0.18cm" svg:width="11.264cm" svg:height="8.64cm">
          <chart:coordinate-region svg:x="1.603cm" svg:y="0.379cm" svg:width="9.5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 Sheet1.B9:Sheet1.B15 Sheet1.B17:Sheet1.B23" chart:class="chart:scatter">
            <chart:domain table:cell-range-address="Sheet1.C3:Sheet1.C7 Sheet1.C9:Sheet1.C15 Sheet1.C17:Sheet1.C23"/>
            <chart:regression-curve chart:style-name="ch8">
              <chart:equation chart:display-equation="true" chart:display-r-square="true"/>
            </chart:regression-curve>
            <chart:data-point chart:repeated="9"/>
            <chart:data-point chart:style-name="ch9"/>
            <chart:data-point chart:repeated="4"/>
            <chart:data-point chart:style-name="ch9"/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 Column C</text:p>
              </table:table-cell>
              <table:table-cell office:value-type="string">
                <text:p>Column B Column B 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17867427917895">
                <text:p>0.00217867427917895</text:p>
                <draw:g>
                  <svg:desc>Sheet1.C3:Sheet1.C7 Sheet1.C9:Sheet1.C15 Sheet1.C17:Sheet1.C23</svg:desc>
                </draw:g>
              </table:table-cell>
              <table:table-cell office:value-type="float" office:value="0.001035536533416">
                <text:p>0.001035536533416</text:p>
                <draw:g>
                  <svg:desc>Sheet1.B3:Sheet1.B7 Sheet1.B9:Sheet1.B15 Sheet1.B17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2746385400166">
                <text:p>0.00332746385400166</text:p>
              </table:table-cell>
              <table:table-cell office:value-type="float" office:value="0.00176090743942">
                <text:p>0.00176090743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4531859695724">
                <text:p>0.00294531859695724</text:p>
              </table:table-cell>
              <table:table-cell office:value-type="float" office:value="0.002043247028862">
                <text:p>0.00204324702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54010118592459">
                <text:p>0.00254010118592459</text:p>
              </table:table-cell>
              <table:table-cell office:value-type="float" office:value="0.001381103874055">
                <text:p>0.00138110387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9548018424637">
                <text:p>0.0109548018424637</text:p>
              </table:table-cell>
              <table:table-cell office:value-type="float" office:value="0.004656126562741">
                <text:p>0.004656126562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6257363219986">
                <text:p>0.00236257363219986</text:p>
              </table:table-cell>
              <table:table-cell office:value-type="float" office:value="0.000885771260997">
                <text:p>0.000885771260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0207712869136">
                <text:p>0.00250207712869136</text:p>
              </table:table-cell>
              <table:table-cell office:value-type="float" office:value="0.00164333878685">
                <text:p>0.00164333878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8463188144743">
                <text:p>0.00278463188144743</text:p>
              </table:table-cell>
              <table:table-cell office:value-type="float" office:value="0.001520962494212">
                <text:p>0.001520962494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4801561870912">
                <text:p>0.00204801561870912</text:p>
              </table:table-cell>
              <table:table-cell office:value-type="float" office:value="0.000705120543294">
                <text:p>0.00070512054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82621071908792">
                <text:p>0.00382621071908792</text:p>
              </table:table-cell>
              <table:table-cell office:value-type="float" office:value="0.002284357462571">
                <text:p>0.002284357462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1537084994264">
                <text:p>0.00261537084994264</text:p>
              </table:table-cell>
              <table:table-cell office:value-type="float" office:value="0.001194625713845">
                <text:p>0.001194625713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0072535593817">
                <text:p>0.0030072535593817</text:p>
              </table:table-cell>
              <table:table-cell office:value-type="float" office:value="0.000903253588517">
                <text:p>0.000903253588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01899235936831">
                <text:p>0.00401899235936831</text:p>
              </table:table-cell>
              <table:table-cell office:value-type="float" office:value="0.001121782682513">
                <text:p>0.001121782682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10472270420799">
                <text:p>0.00210472270420799</text:p>
              </table:table-cell>
              <table:table-cell office:value-type="float" office:value="0.001282037351443">
                <text:p>0.001282037351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6155286523955">
                <text:p>0.00256155286523955</text:p>
              </table:table-cell>
              <table:table-cell office:value-type="float" office:value="0.00088868498225">
                <text:p>0.0008886849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2557784477928">
                <text:p>0.00222557784477928</text:p>
              </table:table-cell>
              <table:table-cell office:value-type="float" office:value="0.00088868498225">
                <text:p>0.00088868498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90531824167799">
                <text:p>0.00490531824167799</text:p>
              </table:table-cell>
              <table:table-cell office:value-type="float" office:value="0.003467328291403">
                <text:p>0.003467328291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557784477928">
                <text:p>0.00222557784477928</text:p>
              </table:table-cell>
              <table:table-cell office:value-type="float" office:value="0.000684724494521">
                <text:p>0.00068472449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7608151523029">
                <text:p>0.00227608151523029</text:p>
              </table:table-cell>
              <table:table-cell office:value-type="float" office:value="0.000976096619849">
                <text:p>0.000976096619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85cm" xlink:href=".." xlink:type="simple" chart:class="chart:scatter" chart:column-mapping="1 0" chart:style-name="ch1">
        <chart:legend chart:legend-position="end" svg:x="11.916cm" svg:y="3.944cm" style:legend-expansion="high" chart:style-name="ch2"/>
        <chart:plot-area chart:style-name="ch3" table:cell-range-address="Sheet1.B29:Sheet1.C33 Sheet1.B35:Sheet1.C41 Sheet1.B43:Sheet1.C49" svg:x="0.32cm" svg:y="0.179cm" svg:width="11.276cm" svg:height="8.627cm">
          <chart:coordinate-region svg:x="1.603cm" svg:y="0.378cm" svg:width="9.568cm" svg:height="7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3 Sheet1.B35:Sheet1.B41 Sheet1.B43:Sheet1.B49" chart:class="chart:scatter">
            <chart:domain table:cell-range-address="Sheet1.C29:Sheet1.C33 Sheet1.C35:Sheet1.C41 Sheet1.C43:Sheet1.C49"/>
            <chart:regression-curve chart:style-name="ch8">
              <chart:equation chart:display-equation="true" chart:display-r-square="true" svg:x="2.1cm" svg:y="0.482cm"/>
            </chart:regression-curve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 Column C</text:p>
              </table:table-cell>
              <table:table-cell office:value-type="string">
                <text:p>Column B Column B 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30720456750737">
                <text:p>0.00130720456750737</text:p>
                <draw:g>
                  <svg:desc>Sheet1.C29:Sheet1.C33 Sheet1.C35:Sheet1.C41 Sheet1.C43:Sheet1.C49</svg:desc>
                </draw:g>
              </table:table-cell>
              <table:table-cell office:value-type="float" office:value="0.001035536533416">
                <text:p>0.001035536533416</text:p>
                <draw:g>
                  <svg:desc>Sheet1.B29:Sheet1.B33 Sheet1.B35:Sheet1.B41 Sheet1.B43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96478312401">
                <text:p>0.001996478312401</text:p>
              </table:table-cell>
              <table:table-cell office:value-type="float" office:value="0.00176090743942">
                <text:p>0.00176090743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76719115817434">
                <text:p>0.00176719115817434</text:p>
              </table:table-cell>
              <table:table-cell office:value-type="float" office:value="0.002043247028862">
                <text:p>0.00204324702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2406071155475">
                <text:p>0.00152406071155475</text:p>
              </table:table-cell>
              <table:table-cell office:value-type="float" office:value="0.001381103874055">
                <text:p>0.00138110387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57288110547824">
                <text:p>0.00657288110547824</text:p>
              </table:table-cell>
              <table:table-cell office:value-type="float" office:value="0.004656126562741">
                <text:p>0.004656126562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1754417931992">
                <text:p>0.00141754417931992</text:p>
              </table:table-cell>
              <table:table-cell office:value-type="float" office:value="0.000885771260997">
                <text:p>0.000885771260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0124627721482">
                <text:p>0.00150124627721482</text:p>
              </table:table-cell>
              <table:table-cell office:value-type="float" office:value="0.00164333878685">
                <text:p>0.001643338786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7077912886846">
                <text:p>0.00167077912886846</text:p>
              </table:table-cell>
              <table:table-cell office:value-type="float" office:value="0.001520962494212">
                <text:p>0.001520962494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880937122547">
                <text:p>0.00122880937122547</text:p>
              </table:table-cell>
              <table:table-cell office:value-type="float" office:value="0.000705120543294">
                <text:p>0.00070512054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9572643145275">
                <text:p>0.00229572643145275</text:p>
              </table:table-cell>
              <table:table-cell office:value-type="float" office:value="0.002284357462571">
                <text:p>0.002284357462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6922250996558">
                <text:p>0.00156922250996558</text:p>
              </table:table-cell>
              <table:table-cell office:value-type="float" office:value="0.001194625713845">
                <text:p>0.001194625713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80435213562902">
                <text:p>0.00180435213562902</text:p>
              </table:table-cell>
              <table:table-cell office:value-type="float" office:value="0.000903253588517">
                <text:p>0.000903253588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41139541562099">
                <text:p>0.00241139541562099</text:p>
              </table:table-cell>
              <table:table-cell office:value-type="float" office:value="0.001121782682513">
                <text:p>0.001121782682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628336225248">
                <text:p>0.0012628336225248</text:p>
              </table:table-cell>
              <table:table-cell office:value-type="float" office:value="0.001282037351443">
                <text:p>0.001282037351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3693171914373">
                <text:p>0.00153693171914373</text:p>
              </table:table-cell>
              <table:table-cell office:value-type="float" office:value="0.00088868498225">
                <text:p>0.0008886849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3534670686757">
                <text:p>0.00133534670686757</text:p>
              </table:table-cell>
              <table:table-cell office:value-type="float" office:value="0.00088868498225">
                <text:p>0.00088868498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94319094500679">
                <text:p>0.00294319094500679</text:p>
              </table:table-cell>
              <table:table-cell office:value-type="float" office:value="0.003467328291403">
                <text:p>0.003467328291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08643038361061">
                <text:p>0.00208643038361061</text:p>
              </table:table-cell>
              <table:table-cell office:value-type="float" office:value="0.000684724494521">
                <text:p>0.000684724494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6564890913817">
                <text:p>0.00136564890913817</text:p>
              </table:table-cell>
              <table:table-cell office:value-type="float" office:value="0.000976096619849">
                <text:p>0.0009760966198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